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Taakverdeling:</text:p>
      <text:p text:style-name="Standaard">Jasper: Het benodigde documenten uploaden( Trello, Dropbox etc..)</text:p>
      <text:p text:style-name="Standaard">Leon:<text:s/><text:tab/>Vooral bezig met het helpen waar nodig is</text:p>
      <text:p text:style-name="Standaard">Yasar: Het helpen met het maken van het kookplaat en Jasper helpen met Trello.</text:p>
      <text:p text:style-name="Standaard">Sander: Het maken van het kookplaat en het benodigde code opzoeken/verzinn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Koptekst">Naam: Yasar, Leon, Jasper &amp; Sande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sar Havan</meta:initial-creator>
    <dc:creator>Yasar Havan</dc:creator>
    <meta:creation-date>2016-10-11T11:56:00Z</meta:creation-date>
    <dc:date>2016-10-11T12:01:00Z</dc:date>
    <meta:template xlink:href="Normal" xlink:type="simple"/>
    <meta:editing-cycles>1</meta:editing-cycles>
    <meta:editing-duration>PT300S</meta:editing-duration>
    <meta:document-statistic meta:page-count="1" meta:paragraph-count="1" meta:word-count="44" meta:character-count="286" meta:row-count="2" meta:non-whitespace-character-count="243"/>
  </office:meta>
</office:document-meta>
</file>